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4.097cm" svg:height="1.905cm" svg:x="4.175cm" svg:y="1.635cm">
          <text:p text:style-name="P1">FUSE kernel implementa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6.604cm" svg:height="1.778cm" svg:x="12.117cm" svg:y="8.112cm">
          <text:p text:style-name="P1">Mangoofuse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6.604cm" svg:height="1.778cm" svg:x="12.076cm" svg:y="13.646cm">
          <text:p text:style-name="P1">mangoo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6.604cm" svg:height="1.778cm" svg:x="12.049cm" svg:y="19.161cm">
          <text:p text:style-name="P1">dbfs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6.604cm" svg:height="1.778cm" svg:x="12.049cm" svg:y="23.792cm">
          <text:p text:style-name="P1">Berkeley DB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6.223cm" svg:height="1.905cm" svg:x="4.175cm" svg:y="8.053cm">
          <text:p text:style-name="P1">Linux application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7.286cm" svg:y1="8.053cm" svg:x2="11.223cm" svg:y2="3.54cm" draw:start-shape="id1" draw:start-glue-point="0" draw:end-shape="id2" svg:d="m7286 8053 3937-4513" svg:viewBox="0 0 3938 4514">
          <text:p/>
        </draw:connector>
        <draw:connector draw:style-name="gr3" draw:text-style-name="P1" draw:layer="layout" draw:type="line" svg:x1="11.223cm" svg:y1="3.54cm" svg:x2="15.419cm" svg:y2="8.112cm" draw:start-shape="id2" draw:start-glue-point="2" draw:end-shape="id3" draw:end-glue-point="0" svg:d="m11223 3540 4196 4572" svg:viewBox="0 0 4197 4573">
          <text:p/>
        </draw:connector>
        <draw:connector draw:style-name="gr3" draw:text-style-name="P1" draw:layer="layout" draw:type="line" svg:x1="15.419cm" svg:y1="9.89cm" svg:x2="15.378cm" svg:y2="13.646cm" draw:start-shape="id3" draw:start-glue-point="2" draw:end-shape="id4" draw:end-glue-point="0" svg:d="m15419 9890-41 3756" svg:viewBox="0 0 42 3757">
          <text:p/>
        </draw:connector>
        <draw:connector draw:style-name="gr3" draw:text-style-name="P1" draw:layer="layout" draw:type="line" svg:x1="15.378cm" svg:y1="15.424cm" svg:x2="15.351cm" svg:y2="19.161cm" draw:start-shape="id4" draw:start-glue-point="2" draw:end-shape="id5" draw:end-glue-point="0" svg:d="m15378 15424-27 3737" svg:viewBox="0 0 28 3738">
          <text:p/>
        </draw:connector>
        <draw:connector draw:style-name="gr3" draw:text-style-name="P1" draw:layer="layout" draw:type="line" svg:x1="15.351cm" svg:y1="20.939cm" svg:x2="15.351cm" svg:y2="23.792cm" draw:start-shape="id5" draw:start-glue-point="2" draw:end-shape="id6" draw:end-glue-point="0" svg:d="m15351 20939v2853" svg:viewBox="0 0 1 2854">
          <text:p/>
        </draw:connector>
        <draw:frame draw:style-name="gr4" draw:layer="layout" svg:width="6.331cm" svg:height="1.143cm" svg:x="4.956cm" svg:y="5.572cm">
          <draw:text-box>
            <text:p>read, write, readdir</text:p>
          </draw:text-box>
        </draw:frame>
        <draw:frame draw:style-name="gr5" draw:layer="layout" svg:width="5.785cm" svg:height="0.962cm" svg:x="11.979cm" svg:y="5.626cm">
          <draw:text-box>
            <text:p>read, write, readdir</text:p>
          </draw:text-box>
        </draw:frame>
        <draw:frame draw:style-name="gr5" draw:layer="layout" svg:width="4.837cm" svg:height="2.384cm" svg:x="12.673cm" svg:y="10.554cm">
          <draw:text-box>
            <text:p>mstream_read,</text:p>
            <text:p>mstream_write,</text:p>
            <text:p>mdir_read</text:p>
          </draw:text-box>
        </draw:frame>
        <draw:frame draw:style-name="gr5" draw:layer="layout" svg:width="11.784cm" svg:height="2.384cm" svg:x="8.216cm" svg:y="15.888cm">
          <draw:text-box>
            <text:p>mangoo_stream_interface-&gt;mso_read</text:p>
            <text:p>mangoo_stream_interface-&gt;mso_write</text:p>
            <text:p>mangoo_directory_interface-&gt;mdo_read</text:p>
          </draw:text-box>
        </draw:frame>
        <draw:frame draw:style-name="gr5" draw:layer="layout" svg:width="2.619cm" svg:height="0.962cm" svg:x="15.526cm" svg:y="21.628cm">
          <draw:text-box>
            <text:p>get, pu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mit Kale</meta:initial-creator>
    <meta:creation-date>2014-06-24T15:10:52.433863536</meta:creation-date>
    <dc:date>2014-06-24T15:22:02.867595539</dc:date>
    <dc:creator>Amit Kale</dc:creator>
    <meta:editing-duration>PT9M42S</meta:editing-duration>
    <meta:editing-cycles>4</meta:editing-cycles>
    <meta:generator>LibreOffice/4.1.3.2$Linux_X86_64 LibreOffice_project/410m0$Build-2</meta:generator>
    <meta:document-statistic meta:object-count="16"/>
  </office:meta>
</office:document-meta>
</file>